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270000002AD4BDCA2A.png" manifest:media-type=""/>
  <manifest:file-entry manifest:full-path="Pictures/100000000000001F00000013BE0C5926.png" manifest:media-type=""/>
  <manifest:file-entry manifest:full-path="Pictures/100000000000001C0000001911EF144B.png" manifest:media-type=""/>
  <manifest:file-entry manifest:full-path="Pictures/100000000000003500000024615A10A6.png" manifest:media-type=""/>
  <manifest:file-entry manifest:full-path="Pictures/100000000000003A00000027D060A346.png" manifest:media-type=""/>
  <manifest:file-entry manifest:full-path="Pictures/100000000000002700000024EABD0A49.png" manifest:media-type=""/>
  <manifest:file-entry manifest:full-path="Pictures/10000000000000350000002768E31874.png" manifest:media-type=""/>
  <manifest:file-entry manifest:full-path="Pictures/100000000000003A0000002AC1E51BF1.png" manifest:media-type=""/>
  <manifest:file-entry manifest:full-path="Pictures/100000000000002F00000027E433991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27cm" svg:stroke-color="#000000" draw:marker-start-width="0.39cm" draw:marker-end-width="0.39cm" draw:fill="solid" draw:fill-color="#ffffff" draw:textarea-horizontal-align="justify" draw:textarea-vertical-align="middle" draw:auto-grow-height="false" fo:padding-top="0.188cm" fo:padding-bottom="0.188cm" fo:padding-left="0.313cm" fo:padding-right="0.313cm"/>
    </style:style>
    <style:style style:name="gr2" style:family="graphic" style:parent-style-name="objectwithoutfill">
      <style:graphic-properties svg:stroke-width="0.127cm" draw:marker-start-width="0.39cm" draw:marker-end="Arrowheads_20_1" draw:marker-end-width="0.49cm" draw:fill="none" draw:textarea-vertical-align="middle" fo:padding-top="0.188cm" fo:padding-bottom="0.188cm" fo:padding-left="0.313cm" fo:padding-right="0.31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6a737b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2" style:family="paragraph">
      <style:paragraph-properties fo:text-align="center"/>
    </style:style>
    <style:style style:name="T1" style:family="text">
      <style:text-properties fo:color="#6a737b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22cm" svg:height="5.715cm" svg:x="9.001cm" svg:y="7.604cm">
          <text:p text:style-name="P1"><text:span text:style-name="T1">Key Genera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937cm" svg:y1="10.144cm" svg:x2="9.001cm" svg:y2="10.144cm">
          <text:p/>
        </draw:line>
        <draw:line draw:style-name="gr2" draw:text-style-name="P2" draw:layer="layout" svg:x1="19.923cm" svg:y1="12.176cm" svg:x2="23.479cm" svg:y2="12.176cm">
          <text:p/>
        </draw:line>
        <draw:frame draw:style-name="gr3" draw:text-style-name="P2" draw:layer="layout" svg:width="1.243cm" svg:height="1.031cm" svg:x="5.853cm" svg:y="8.62cm">
          <draw:image xlink:href="Pictures/100000000000002F00000027E4339913.png" xlink:type="simple" xlink:show="embed" xlink:actuate="onLoad">
            <text:p/>
          </draw:image>
        </draw:frame>
        <draw:line draw:style-name="gr2" draw:text-style-name="P2" draw:layer="layout" svg:x1="19.923cm" svg:y1="8.874cm" svg:x2="23.479cm" svg:y2="8.874cm">
          <text:p/>
        </draw:line>
        <draw:frame draw:style-name="gr3" draw:text-style-name="P2" draw:layer="layout" svg:width="1.534cm" svg:height="1.031cm" svg:x="20.558cm" svg:y="7.716cm">
          <draw:image xlink:href="Pictures/100000000000003A00000027D060A346.png" xlink:type="simple" xlink:show="embed" xlink:actuate="onLoad">
            <text:p/>
          </draw:image>
        </draw:frame>
        <draw:frame draw:style-name="gr3" draw:text-style-name="P2" draw:layer="layout" svg:width="1.401cm" svg:height="0.952cm" svg:x="20.558cm" svg:y="10.97cm">
          <draw:image xlink:href="Pictures/100000000000003500000024615A10A6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1" draw:text-style-name="P1" draw:layer="layout" svg:width="10.922cm" svg:height="5.715cm" svg:x="9.001cm" svg:y="7.604cm">
          <text:p text:style-name="P1"><text:span text:style-name="T1">Key Assembly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937cm" svg:y1="8.747cm" svg:x2="9.001cm" svg:y2="8.747cm">
          <text:p/>
        </draw:line>
        <draw:line draw:style-name="gr2" draw:text-style-name="P2" draw:layer="layout" svg:x1="4.937cm" svg:y1="12.176cm" svg:x2="9.001cm" svg:y2="12.176cm">
          <text:p/>
        </draw:line>
        <draw:line draw:style-name="gr2" draw:text-style-name="P2" draw:layer="layout" svg:x1="20.05cm" svg:y1="10.398cm" svg:x2="23.733cm" svg:y2="10.398cm">
          <text:p/>
        </draw:line>
        <draw:frame draw:style-name="gr3" draw:text-style-name="P2" draw:layer="layout" svg:width="1.534cm" svg:height="1.031cm" svg:x="5.826cm" svg:y="7.477cm">
          <draw:image xlink:href="Pictures/100000000000003A00000027D060A346.png" xlink:type="simple" xlink:show="embed" xlink:actuate="onLoad">
            <text:p/>
          </draw:image>
        </draw:frame>
        <draw:frame draw:style-name="gr3" draw:text-style-name="P2" draw:layer="layout" svg:width="1.534cm" svg:height="1.11cm" svg:x="5.816cm" svg:y="10.939cm">
          <draw:image xlink:href="Pictures/100000000000003A0000002AC1E51BF1.png" xlink:type="simple" xlink:show="embed" xlink:actuate="onLoad">
            <text:p/>
          </draw:image>
        </draw:frame>
        <draw:frame draw:style-name="gr3" draw:text-style-name="P2" draw:layer="layout" svg:width="1.401cm" svg:height="1.031cm" svg:x="20.685cm" svg:y="9.128cm">
          <draw:image xlink:href="Pictures/10000000000000350000002768E31874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1" draw:text-style-name="P1" draw:layer="layout" svg:width="10.922cm" svg:height="5.715cm" svg:x="9.001cm" svg:y="7.604cm">
          <text:p text:style-name="P1"><text:span text:style-name="T1">Encryp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937cm" svg:y1="8.747cm" svg:x2="9.001cm" svg:y2="8.747cm">
          <text:p/>
        </draw:line>
        <draw:line draw:style-name="gr2" draw:text-style-name="P2" draw:layer="layout" svg:x1="4.937cm" svg:y1="12.176cm" svg:x2="9.001cm" svg:y2="12.176cm">
          <text:p/>
        </draw:line>
        <draw:line draw:style-name="gr2" draw:text-style-name="P2" draw:layer="layout" svg:x1="20.05cm" svg:y1="10.398cm" svg:x2="23.733cm" svg:y2="10.398cm">
          <text:p/>
        </draw:line>
        <draw:frame draw:style-name="gr3" draw:text-style-name="P2" draw:layer="layout" svg:width="1.401cm" svg:height="1.031cm" svg:x="5.822cm" svg:y="10.906cm">
          <draw:image xlink:href="Pictures/10000000000000350000002768E31874.png" xlink:type="simple" xlink:show="embed" xlink:actuate="onLoad">
            <text:p/>
          </draw:image>
        </draw:frame>
        <draw:frame draw:style-name="gr3" draw:text-style-name="P2" draw:layer="layout" svg:width="0.74cm" svg:height="0.66cm" svg:x="21.088cm" svg:y="9.484cm">
          <draw:image xlink:href="Pictures/100000000000001C0000001911EF144B.png" xlink:type="simple" xlink:show="embed" xlink:actuate="onLoad">
            <text:p/>
          </draw:image>
        </draw:frame>
        <draw:frame draw:style-name="gr3" draw:text-style-name="P2" draw:layer="layout" svg:width="1.143cm" svg:height="0.635cm" svg:x="5.953cm" svg:y="7.604cm">
          <draw:image xlink:href="Pictures/100000000000001F00000013BE0C5926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1" draw:text-style-name="P1" draw:layer="layout" svg:width="10.922cm" svg:height="5.715cm" svg:x="9.001cm" svg:y="7.604cm">
          <text:p text:style-name="P1"><text:span text:style-name="T1">Partial Decryp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937cm" svg:y1="8.747cm" svg:x2="9.001cm" svg:y2="8.747cm">
          <text:p/>
        </draw:line>
        <draw:line draw:style-name="gr2" draw:text-style-name="P2" draw:layer="layout" svg:x1="4.937cm" svg:y1="12.176cm" svg:x2="9.001cm" svg:y2="12.176cm">
          <text:p/>
        </draw:line>
        <draw:line draw:style-name="gr2" draw:text-style-name="P2" draw:layer="layout" svg:x1="20.05cm" svg:y1="10.398cm" svg:x2="23.733cm" svg:y2="10.398cm">
          <text:p/>
        </draw:line>
        <draw:frame draw:style-name="gr3" draw:text-style-name="P2" draw:layer="layout" svg:width="0.74cm" svg:height="0.66cm" svg:x="5.953cm" svg:y="7.478cm">
          <draw:image xlink:href="Pictures/100000000000001C0000001911EF144B.png" xlink:type="simple" xlink:show="embed" xlink:actuate="onLoad">
            <text:p/>
          </draw:image>
        </draw:frame>
        <draw:frame draw:style-name="gr3" draw:text-style-name="P2" draw:layer="layout" svg:width="1.401cm" svg:height="0.952cm" svg:x="5.699cm" svg:y="10.843cm">
          <draw:image xlink:href="Pictures/100000000000003500000024615A10A6.png" xlink:type="simple" xlink:show="embed" xlink:actuate="onLoad">
            <text:p/>
          </draw:image>
        </draw:frame>
        <draw:frame draw:style-name="gr3" draw:text-style-name="P2" draw:layer="layout" svg:width="1.031cm" svg:height="0.952cm" svg:x="21.051cm" svg:y="8.938cm">
          <draw:image xlink:href="Pictures/100000000000002700000024EABD0A49.png" xlink:type="simple" xlink:show="embed" xlink:actuate="onLoad">
            <text:p/>
          </draw:image>
        </draw:frame>
      </draw:page>
      <draw:page draw:name="page5" draw:style-name="dp1" draw:master-page-name="Default">
        <draw:custom-shape draw:style-name="gr1" draw:text-style-name="P1" draw:layer="layout" svg:width="10.922cm" svg:height="5.715cm" svg:x="9.001cm" svg:y="7.604cm">
          <text:p text:style-name="P1"><text:span text:style-name="T1">Finish Decryp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937cm" svg:y1="8.747cm" svg:x2="9.001cm" svg:y2="8.747cm">
          <text:p/>
        </draw:line>
        <draw:line draw:style-name="gr2" draw:text-style-name="P2" draw:layer="layout" svg:x1="4.937cm" svg:y1="12.176cm" svg:x2="9.001cm" svg:y2="12.176cm">
          <text:p/>
        </draw:line>
        <draw:line draw:style-name="gr2" draw:text-style-name="P2" draw:layer="layout" svg:x1="20.05cm" svg:y1="10.398cm" svg:x2="23.733cm" svg:y2="10.398cm">
          <text:p/>
        </draw:line>
        <draw:frame draw:style-name="gr3" draw:text-style-name="P2" draw:layer="layout" svg:width="1.143cm" svg:height="0.635cm" svg:x="20.812cm" svg:y="9.382cm">
          <draw:image xlink:href="Pictures/100000000000001F00000013BE0C5926.png" xlink:type="simple" xlink:show="embed" xlink:actuate="onLoad">
            <text:p/>
          </draw:image>
        </draw:frame>
        <draw:frame draw:style-name="gr3" draw:text-style-name="P2" draw:layer="layout" svg:width="1.031cm" svg:height="0.952cm" svg:x="5.953cm" svg:y="7.541cm">
          <draw:image xlink:href="Pictures/100000000000002700000024EABD0A49.png" xlink:type="simple" xlink:show="embed" xlink:actuate="onLoad">
            <text:p/>
          </draw:image>
        </draw:frame>
        <draw:frame draw:style-name="gr3" draw:text-style-name="P2" draw:layer="layout" svg:width="1.031cm" svg:height="1.11cm" svg:x="5.811cm" svg:y="10.812cm">
          <draw:image xlink:href="Pictures/10000000000000270000002AD4BDCA2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3T09:59:16</meta:creation-date>
    <dc:date>2013-04-03T15:28:13</dc:date>
    <meta:editing-duration>PT4H58M36S</meta:editing-duration>
    <meta:editing-cycles>11</meta:editing-cycles>
    <meta:generator>LibreOffice/3.6$Linux_X86_64 LibreOffice_project/360m1$Build-304</meta:generator>
    <meta:document-statistic meta:object-count="35"/>
  </office:meta>
</office:document-meta>
</file>